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9.0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0">
      <style:table-cell-properties fo:background-color="#00ff66"/>
      <style:text-properties fo:color="#000000"/>
    </style:style>
    <style:style style:name="ce3" style:family="table-cell" style:parent-style-name="Default" style:data-style-name="N0">
      <style:table-cell-properties fo:background-color="#00ff66"/>
    </style:style>
    <style:style style:name="ce4" style:family="table-cell" style:parent-style-name="Default" style:data-style-name="N0">
      <style:table-cell-properties fo:background-color="#cccccc"/>
    </style:style>
    <style:style style:name="ce5" style:family="table-cell" style:parent-style-name="Default" style:data-style-name="N0">
      <style:table-cell-properties fo:background-color="#ff6666"/>
      <style:text-properties style:use-window-font-color="true"/>
    </style:style>
    <style:style style:name="ce6" style:family="table-cell" style:parent-style-name="Default" style:data-style-name="N0">
      <style:table-cell-properties fo:background-color="#00ffff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dddddd"/>
    </style:style>
    <style:style style:name="ce9" style:family="table-cell" style:parent-style-name="Default" style:data-style-name="N0">
      <style:table-cell-properties fo:background-color="#ff6666"/>
    </style:style>
    <style:style style:name="ce10" style:family="table-cell" style:parent-style-name="Default" style:data-style-name="N0">
      <style:table-cell-properties fo:background-color="transparen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Itération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l est possible de générer une image où les pixels sont choisis aléatoiremen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'image générée utilise les algorithmes de Perlin et <text:span text:style-name="T1">DiamondSquare</text:span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n rapport de recherches à été effectué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ne carte peut être générée aléatoirement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La carte générée est logique, naturelle.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Le moteur permet de générer des cartes avec des biomes définis et naturels, leur nombre est potentiellement infini</text:p>
          </table:table-cell>
          <table:table-cell table:style-name="ce9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On peut explorer une carte avec un personnage</text:p>
          </table:table-cell>
          <table:table-cell table:style-name="ce9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Le personnage évolue dans la carte générée où l'environnement est "vivant"</text:p>
          </table:table-cell>
          <table:table-cell table:style-name="ce9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Il est possible d'interagir avec des Personnages Non Joueu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Les PNJs "vivent" et font des choix de group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Le climat est raccroché au biome auquel il est situé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ce10"/>
          <table:table-cell table:number-columns-repeated="1020"/>
        </table:table-row>
        <table:table-row table:style-name="ro3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1.A1:Feuil1.D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14:17:38.291202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Florentin Barbier</meta:initial-creator>
    <dc:creator>kork </dc:creator>
    <meta:creation-date>2015-10-17T12:17:32Z</meta:creation-date>
    <dc:date>2015-10-20T14:28:41.418863424</dc:date>
    <meta:editing-duration>PT1H24M</meta:editing-duration>
    <meta:editing-cycles>10</meta:editing-cycles>
    <meta:document-statistic meta:table-count="1" meta:cell-count="48" meta:object-count="0"/>
  </office:meta>
</office:document-meta>
</file>